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5" style:family="paragraph" style:parent-style-name="Standard" style:list-style-name="L3">
      <style:paragraph-properties fo:text-align="start" style:justify-single-word="false"/>
    </style:style>
    <style:style style:name="P6" style:family="paragraph" style:parent-style-name="Standard" style:list-style-name="L3">
      <style:paragraph-properties fo:text-align="start" style:justify-single-word="false"/>
    </style:style>
    <style:style style:name="P7" style:family="paragraph" style:parent-style-name="Standard" style:list-style-name="L3">
      <style:paragraph-properties fo:text-align="start" style:justify-single-word="false"/>
    </style:style>
    <style:style style:name="P8" style:family="paragraph" style:parent-style-name="Standard" style:list-style-name="L3">
      <style:paragraph-properties fo:text-align="start" style:justify-single-word="false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0" style:family="paragraph" style:parent-style-name="Standard" style:list-style-name="L1">
      <style:paragraph-properties fo:margin-left="0in" fo:margin-right="0in" fo:text-align="start" style:justify-single-word="false" fo:text-indent="0in" style:auto-text-indent="false"/>
    </style:style>
    <style:style style:name="P11" style:family="paragraph" style:parent-style-name="Standard" style:list-style-name="L1">
      <style:paragraph-properties fo:margin-left="0in" fo:margin-right="0in" fo:text-align="start" style:justify-single-word="false" fo:text-indent="0in" style:auto-text-indent="false"/>
    </style:style>
    <style:style style:name="P12" style:family="paragraph" style:parent-style-name="Standard" style:list-style-name="L1">
      <style:paragraph-properties fo:margin-left="0in" fo:margin-right="0in" fo:text-align="start" style:justify-single-word="false" fo:text-indent="0in" style:auto-text-indent="false"/>
    </style:style>
    <style:style style:name="P13" style:family="paragraph" style:parent-style-name="Standard" style:list-style-name="L5">
      <style:paragraph-properties fo:margin-left="0in" fo:margin-right="0in" fo:text-align="start" style:justify-single-word="false" fo:text-indent="0in" style:auto-text-indent="false"/>
    </style:style>
    <style:style style:name="P14" style:family="paragraph" style:parent-style-name="Standard" style:list-style-name="L5">
      <style:paragraph-properties fo:margin-left="0in" fo:margin-right="0in" fo:text-align="start" style:justify-single-word="false" fo:text-indent="0in" style:auto-text-indent="false"/>
    </style:style>
    <style:style style:name="P15" style:family="paragraph" style:parent-style-name="Standard">
      <style:paragraph-properties fo:margin-left="0.4925in" fo:margin-right="0in" fo:text-align="start" style:justify-single-word="false" fo:text-indent="0in" style:auto-text-indent="false"/>
    </style:style>
    <style:style style:name="P16" style:family="paragraph" style:parent-style-name="Standard">
      <style:paragraph-properties fo:margin-left="0.9846in" fo:margin-right="0in" fo:text-align="start" style:justify-single-word="false" fo:text-indent="0in" style:auto-text-indent="false"/>
    </style:style>
    <style:style style:name="P17" style:family="paragraph" style:parent-style-name="Standard">
      <style:paragraph-properties fo:margin-left="1.4772in" fo:margin-right="0in" fo:text-align="start" style:justify-single-word="false" fo:text-indent="0in" style:auto-text-indent="false"/>
    </style:style>
    <style:style style:name="P18" style:family="paragraph" style:parent-style-name="Standard">
      <style:paragraph-properties fo:margin-left="1.9693in" fo:margin-right="0in" fo:text-align="start" style:justify-single-word="false" fo:text-indent="0in" style:auto-text-indent="false"/>
    </style:style>
    <text:list-style style:name="L1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5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Durtschi</text:p>
      <text:p text:style-name="P1">CS4500</text:p>
      <text:p text:style-name="P1">Artificial Intelligence</text:p>
      <text:p text:style-name="P1">Ron Peterson</text:p>
      <text:p text:style-name="P1"/>
      <text:p text:style-name="P2">Chapter 5, 6 and 7</text:p>
      <text:p text:style-name="P2"/>
      <text:p text:style-name="P4">5.3</text:p>
      <text:list text:style-name="L5">
        <text:list-item>
          <text:p text:style-name="P13">8! / (8 – 5)! * 5! = 56, 7! / (7 – 5)! * 5! = 21</text:p>
        </text:list-item>
        <text:list-item>
          <text:p text:style-name="P13">8! / (8 – 2)! * 2! + 7! / (7 – 3)! * 3! = 63</text:p>
        </text:list-item>
      </text:list>
      <text:p text:style-name="P3">5.5</text:p>
      <text:list text:style-name="L1">
        <text:list-item>
          <text:p text:style-name="P10"/>
        </text:list-item>
        <text:list-item>
          <text:p text:style-name="P10"/>
        </text:list-item>
        <text:list-item>
          <text:p text:style-name="P10"/>
        </text:list-item>
      </text:list>
      <text:p text:style-name="P4">6.3 <text:s/>Assuming there is no goal state:</text:p>
      <text:p text:style-name="P15">depthsearch(A)</text:p>
      <text:p text:style-name="P15">A is not goal</text:p>
      <text:p text:style-name="P15">Add A to Closed (A)</text:p>
      <text:p text:style-name="P15">Generate B</text:p>
      <text:p text:style-name="P15">B is not on Closed</text:p>
      <text:p text:style-name="P16">depthsearch(B)</text:p>
      <text:p text:style-name="P16">B is not goal</text:p>
      <text:p text:style-name="P16">Add B to Closed (B, A)</text:p>
      <text:p text:style-name="P16">Generate E</text:p>
      <text:p text:style-name="P16">E is not on Closed</text:p>
      <text:p text:style-name="P17">depthsearch(E)</text:p>
      <text:p text:style-name="P17">E is not goal</text:p>
      <text:p text:style-name="P17">Add E to Closed (E, B, A)</text:p>
      <text:p text:style-name="P17">Generate H</text:p>
      <text:p text:style-name="P17">H is not on Closed</text:p>
      <text:p text:style-name="P18">depthsearch(H)</text:p>
      <text:p text:style-name="P18">H is not goal</text:p>
      <text:p text:style-name="P18">Add H to Closed (H, E, B, A)</text:p>
      <text:p text:style-name="P18">H has no children, return</text:p>
      <text:p text:style-name="P17">Generate I</text:p>
      <text:p text:style-name="P17">I is not on Closed</text:p>
      <text:p text:style-name="P18">depthsearch(I)</text:p>
      <text:p text:style-name="P18">I is not goal</text:p>
      <text:p text:style-name="P18">Add I to Closed (I, H, E, B, A)</text:p>
      <text:p text:style-name="P18">I has no children, return</text:p>
      <text:p text:style-name="P17">E has no more children, return</text:p>
      <text:p text:style-name="P16">Generate F</text:p>
      <text:p text:style-name="P16">F is not on Closed</text:p>
      <text:p text:style-name="P17">depthsearch(F)</text:p>
      <text:p text:style-name="P17">F is not goal</text:p>
      <text:p text:style-name="P17">Add F to Closed (F, I, H, E, B, A)</text:p>
      <text:p text:style-name="P17">Generate J</text:p>
      <text:p text:style-name="P17">J is not on Closed</text:p>
      <text:p text:style-name="P18">depthsearch(J)</text:p>
      <text:p text:style-name="P18">J is not goal</text:p>
      <text:p text:style-name="P18">Add J to Closed (J, F, I, H, E, B, A)</text:p>
      <text:p text:style-name="P18">J has no children, return</text:p>
      <text:p text:style-name="P17">F has no more children, return</text:p>
      <text:p text:style-name="P16">B has no more children, return</text:p>
      <text:p text:style-name="P15">Generate C</text:p>
      <text:p text:style-name="P15">C is not on Closed</text:p>
      <text:p text:style-name="P16">depthsearch(C)</text:p>
      <text:p text:style-name="P16">C is not goal</text:p>
      <text:p text:style-name="P16">Add C to Closed (C, J, F, I, H, E, B, A)</text:p>
      <text:p text:style-name="P16">Generate F</text:p>
      <text:p text:style-name="P16">F is on Closed, continue</text:p>
      <text:p text:style-name="P16">Generate G</text:p>
      <text:p text:style-name="P16">G is not on Closed</text:p>
      <text:p text:style-name="P17">depthsearch(G)</text:p>
      <text:p text:style-name="P17">G is not goal</text:p>
      <text:p text:style-name="P17">Add G to Closed (G, C, J, F, I, H, E, B, A)</text:p>
      <text:p text:style-name="P17">G has no children, return</text:p>
      <text:p text:style-name="P16">C has no more children, return</text:p>
      <text:p text:style-name="P15">Generate D</text:p>
      <text:p text:style-name="P15">D is not on Closed</text:p>
      <text:p text:style-name="P16">depthsearch(D)</text:p>
      <text:p text:style-name="P16">D is not goal</text:p>
      <text:p text:style-name="P16">Add D to Closed (D, G, C, J, F, I, H, E, B, A)</text:p>
      <text:p text:style-name="P16">D has no children, return</text:p>
      <text:p text:style-name="P15">A has no more children, return FAIL</text:p>
      <text:p text:style-name="P3">6.11</text:p>
      <text:list text:style-name="L3">
        <text:list-item>
          <text:p text:style-name="P5">1. You could start with a substitution of n = 1, apply that substitution to every letter of the code, check if the result makes sense; if not, increment n.</text:p>
          <text:p text:style-name="P5">2. You could look at the most commonly occurring letter in the code; replace that letter with the most commonly occurring letter in the English language, and note the amount of the shift; apply that shift to the rest of the code, and see if the result makes sense; if it doesn't, substitute with the second most commonly occurring letter in the English language; and so on.</text:p>
          <text:p text:style-name="P5">3. You could look at the most commonly occurring letter in the code; replace that letter with the most commonly occurring letter in the English language; replace the second most commonly occurring letter with the second most commonly occurring letter in the English language; and so on; if the result doesn't make sense, try again, with different substitutions.</text:p>
        </text:list-item>
        <text:list-item>
          <text:p text:style-name="P5">The third heuristic would work best for an arbitrary mapping, because it doesn't rely on every letter having to be shifted a certain amount. </text:p>
        </text:list-item>
      </text:list>
      <text:p text:style-name="P3">7.3</text:p>
      <text:p text:style-name="P15"/>
      <text:p text:style-name="P4">7.1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9-02-01T20:11:42</meta:creation-date>
    <dc:date>2009-02-16T18:39:57</dc:date>
    <dc:language>en-US</dc:language>
    <meta:editing-cycles>48</meta:editing-cycles>
    <meta:editing-duration>P2DT6H32M1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77" meta:word-count="502" meta:character-count="2410"/>
  </office:meta>
</office:document-meta>
</file>